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8201in"/>
    </style:style>
    <style:style style:name="co4" style:family="table-column">
      <style:table-column-properties fo:break-before="auto" style:column-width="1.352in"/>
    </style:style>
    <style:style style:name="co5" style:family="table-column">
      <style:table-column-properties fo:break-before="auto" style:column-width="0.2098in"/>
    </style:style>
    <style:style style:name="co6" style:family="table-column">
      <style:table-column-properties fo:break-before="auto" style:column-width="0.8583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7543in"/>
    </style:style>
    <style:style style:name="co9" style:family="table-column">
      <style:table-column-properties fo:break-before="auto" style:column-width="0.1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1pt" style:language-asian="zh" style:country-asian="CN" style:font-style-asian="normal" style:font-weight-asian="normal" style:font-name-complex="Noto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" table:number-columns-repeated="16360" table:default-cell-style-name="Default"/>
        <table:table-row table:style-name="ro1">
          <table:table-cell table:number-columns-repeated="4"/>
          <table:table-cell table:style-name="ce3" office:value-type="string" calcext:value-type="string" table:number-columns-spanned="6" table:number-rows-spanned="1">
            <text:p>Execution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Memory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Write Back</text:p>
          </table:table-cell>
          <table:covered-table-cell table:number-columns-repeated="5" table:style-name="ce4"/>
          <table:table-cell table:number-columns-repeated="16360"/>
        </table:table-row>
        <table:table-row table:style-name="ro1">
          <table:table-cell office:value-type="string" calcext:value-type="string">
            <text:p>Opcode</text:p>
          </table:table-cell>
          <table:table-cell/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Example</text:p>
          </table:table-cell>
          <table:table-cell/>
          <table:table-cell table:style-name="ce5" office:value-type="string" calcext:value-type="string">
            <text:p>hlt</text:p>
          </table:table-cell>
          <table:table-cell table:style-name="ce6" office:value-type="string" calcext:value-type="string">
            <text:p>st/ld</text:p>
          </table:table-cell>
          <table:table-cell table:style-name="ce7" office:value-type="string" calcext:value-type="string" table:number-columns-spanned="2" table:number-rows-spanned="1">
            <text:p>exsc</text:p>
          </table:table-cell>
          <table:covered-table-cell table:style-name="ce8"/>
          <table:table-cell table:style-name="ce9" office:value-type="string" calcext:value-type="string">
            <text:p>im</text:p>
          </table:table-cell>
          <table:table-cell table:style-name="ce9" table:number-columns-repeated="3"/>
          <table:table-cell table:style-name="ce2" office:value-type="string" calcext:value-type="string">
            <text:p>out</text:p>
          </table:table-cell>
          <table:table-cell table:style-name="ce11" office:value-type="string" calcext:value-type="string">
            <text:p>io</text:p>
          </table:table-cell>
          <table:table-cell table:style-name="ce12" office:value-type="string" calcext:value-type="string">
            <text:p>st/ld</text:p>
          </table:table-cell>
          <table:table-cell table:style-name="ce12" office:value-type="string" calcext:value-type="string">
            <text:p>jmp</text:p>
          </table:table-cell>
          <table:table-cell table:style-name="ce9" table:number-columns-repeated="4"/>
          <table:table-cell table:style-name="ce7" office:value-type="string" calcext:value-type="string" table:number-columns-spanned="2" table:number-rows-spanned="1">
            <text:p>loc</text:p>
          </table:table-cell>
          <table:covered-table-cell table:style-name="ce8"/>
          <table:table-cell table:style-name="ce9" office:value-type="string" calcext:value-type="string">
            <text:p>wr</text:p>
          </table:table-cell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3];[.F3];[.G3];[.H3];[.I3];[.J3]))" office:value-type="string" office:string-value="2" calcext:value-type="string">
            <text:p>2</text:p>
          </table:table-cell>
          <table:table-cell table:formula="of:=BIN2HEX(COM.MICROSOFT.TEXTJOIN(&quot;&quot;;0;[.L3];[.M3];[.N3];[.O3];[.P3];[.Q3]))" office:value-type="string" office:string-value="0" calcext:value-type="string">
            <text:p>0</text:p>
          </table:table-cell>
          <table:table-cell table:formula="of:=BIN2HEX(COM.MICROSOFT.TEXTJOIN(&quot;&quot;;0;[.S3];[.T3];[.U3];[.V3];[.W3];[.X3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d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4];[.F4];[.G4];[.H4];[.I4];[.J4]))" office:value-type="string" office:string-value="2" calcext:value-type="string">
            <text:p>2</text:p>
          </table:table-cell>
          <table:table-cell table:formula="of:=BIN2HEX(COM.MICROSOFT.TEXTJOIN(&quot;&quot;;0;[.L4];[.M4];[.N4];[.O4];[.P4];[.Q4]))" office:value-type="string" office:string-value="0" calcext:value-type="string">
            <text:p>0</text:p>
          </table:table-cell>
          <table:table-cell table:formula="of:=BIN2HEX(COM.MICROSOFT.TEXTJOIN(&quot;&quot;;0;[.S4];[.T4];[.U4];[.V4];[.W4];[.X4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sub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5];[.F5];[.G5];[.H5];[.I5];[.J5]))" office:value-type="string" office:string-value="2" calcext:value-type="string">
            <text:p>2</text:p>
          </table:table-cell>
          <table:table-cell table:formula="of:=BIN2HEX(COM.MICROSOFT.TEXTJOIN(&quot;&quot;;0;[.L5];[.M5];[.N5];[.O5];[.P5];[.Q5]))" office:value-type="string" office:string-value="0" calcext:value-type="string">
            <text:p>0</text:p>
          </table:table-cell>
          <table:table-cell table:formula="of:=BIN2HEX(COM.MICROSOFT.TEXTJOIN(&quot;&quot;;0;[.S5];[.T5];[.U5];[.V5];[.W5];[.X5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mu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6];[.F6];[.G6];[.H6];[.I6];[.J6]))" office:value-type="string" office:string-value="2" calcext:value-type="string">
            <text:p>2</text:p>
          </table:table-cell>
          <table:table-cell table:formula="of:=BIN2HEX(COM.MICROSOFT.TEXTJOIN(&quot;&quot;;0;[.L6];[.M6];[.N6];[.O6];[.P6];[.Q6]))" office:value-type="string" office:string-value="0" calcext:value-type="string">
            <text:p>0</text:p>
          </table:table-cell>
          <table:table-cell table:formula="of:=BIN2HEX(COM.MICROSOFT.TEXTJOIN(&quot;&quot;;0;[.S6];[.T6];[.U6];[.V6];[.W6];[.X6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mulh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7];[.F7];[.G7];[.H7];[.I7];[.J7]))" office:value-type="string" office:string-value="2" calcext:value-type="string">
            <text:p>2</text:p>
          </table:table-cell>
          <table:table-cell table:formula="of:=BIN2HEX(COM.MICROSOFT.TEXTJOIN(&quot;&quot;;0;[.L7];[.M7];[.N7];[.O7];[.P7];[.Q7]))" office:value-type="string" office:string-value="0" calcext:value-type="string">
            <text:p>0</text:p>
          </table:table-cell>
          <table:table-cell table:formula="of:=BIN2HEX(COM.MICROSOFT.TEXTJOIN(&quot;&quot;;0;[.S7];[.T7];[.U7];[.V7];[.W7];[.X7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iv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8];[.F8];[.G8];[.H8];[.I8];[.J8]))" office:value-type="string" office:string-value="2" calcext:value-type="string">
            <text:p>2</text:p>
          </table:table-cell>
          <table:table-cell table:formula="of:=BIN2HEX(COM.MICROSOFT.TEXTJOIN(&quot;&quot;;0;[.L8];[.M8];[.N8];[.O8];[.P8];[.Q8]))" office:value-type="string" office:string-value="0" calcext:value-type="string">
            <text:p>0</text:p>
          </table:table-cell>
          <table:table-cell table:formula="of:=BIN2HEX(COM.MICROSOFT.TEXTJOIN(&quot;&quot;;0;[.S8];[.T8];[.U8];[.V8];[.W8];[.X8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em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9];[.F9];[.G9];[.H9];[.I9];[.J9]))" office:value-type="string" office:string-value="2" calcext:value-type="string">
            <text:p>2</text:p>
          </table:table-cell>
          <table:table-cell table:formula="of:=BIN2HEX(COM.MICROSOFT.TEXTJOIN(&quot;&quot;;0;[.L9];[.M9];[.N9];[.O9];[.P9];[.Q9]))" office:value-type="string" office:string-value="0" calcext:value-type="string">
            <text:p>0</text:p>
          </table:table-cell>
          <table:table-cell table:formula="of:=BIN2HEX(COM.MICROSOFT.TEXTJOIN(&quot;&quot;;0;[.S9];[.T9];[.U9];[.V9];[.W9];[.X9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not 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0];[.F10];[.G10];[.H10];[.I10];[.J10]))" office:value-type="string" office:string-value="2" calcext:value-type="string">
            <text:p>2</text:p>
          </table:table-cell>
          <table:table-cell table:formula="of:=BIN2HEX(COM.MICROSOFT.TEXTJOIN(&quot;&quot;;0;[.L10];[.M10];[.N10];[.O10];[.P10];[.Q10]))" office:value-type="string" office:string-value="0" calcext:value-type="string">
            <text:p>0</text:p>
          </table:table-cell>
          <table:table-cell table:formula="of:=BIN2HEX(COM.MICROSOFT.TEXTJOIN(&quot;&quot;;0;[.S10];[.T10];[.U10];[.V10];[.W10];[.X10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an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1];[.F11];[.G11];[.H11];[.I11];[.J11]))" office:value-type="string" office:string-value="2" calcext:value-type="string">
            <text:p>2</text:p>
          </table:table-cell>
          <table:table-cell table:formula="of:=BIN2HEX(COM.MICROSOFT.TEXTJOIN(&quot;&quot;;0;[.L11];[.M11];[.N11];[.O11];[.P11];[.Q11]))" office:value-type="string" office:string-value="0" calcext:value-type="string">
            <text:p>0</text:p>
          </table:table-cell>
          <table:table-cell table:formula="of:=BIN2HEX(COM.MICROSOFT.TEXTJOIN(&quot;&quot;;0;[.S11];[.T11];[.U11];[.V11];[.W11];[.X11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2];[.F12];[.G12];[.H12];[.I12];[.J12]))" office:value-type="string" office:string-value="2" calcext:value-type="string">
            <text:p>2</text:p>
          </table:table-cell>
          <table:table-cell table:formula="of:=BIN2HEX(COM.MICROSOFT.TEXTJOIN(&quot;&quot;;0;[.L12];[.M12];[.N12];[.O12];[.P12];[.Q12]))" office:value-type="string" office:string-value="0" calcext:value-type="string">
            <text:p>0</text:p>
          </table:table-cell>
          <table:table-cell table:formula="of:=BIN2HEX(COM.MICROSOFT.TEXTJOIN(&quot;&quot;;0;[.S12];[.T12];[.U12];[.V12];[.W12];[.X12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x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3];[.F13];[.G13];[.H13];[.I13];[.J13]))" office:value-type="string" office:string-value="2" calcext:value-type="string">
            <text:p>2</text:p>
          </table:table-cell>
          <table:table-cell table:formula="of:=BIN2HEX(COM.MICROSOFT.TEXTJOIN(&quot;&quot;;0;[.L13];[.M13];[.N13];[.O13];[.P13];[.Q13]))" office:value-type="string" office:string-value="0" calcext:value-type="string">
            <text:p>0</text:p>
          </table:table-cell>
          <table:table-cell table:formula="of:=BIN2HEX(COM.MICROSOFT.TEXTJOIN(&quot;&quot;;0;[.S13];[.T13];[.U13];[.V13];[.W13];[.X13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sh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4];[.F14];[.G14];[.H14];[.I14];[.J14]))" office:value-type="string" office:string-value="2" calcext:value-type="string">
            <text:p>2</text:p>
          </table:table-cell>
          <table:table-cell table:formula="of:=BIN2HEX(COM.MICROSOFT.TEXTJOIN(&quot;&quot;;0;[.L14];[.M14];[.N14];[.O14];[.P14];[.Q14]))" office:value-type="string" office:string-value="0" calcext:value-type="string">
            <text:p>0</text:p>
          </table:table-cell>
          <table:table-cell table:formula="of:=BIN2HEX(COM.MICROSOFT.TEXTJOIN(&quot;&quot;;0;[.S14];[.T14];[.U14];[.V14];[.W14];[.X14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h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5];[.F15];[.G15];[.H15];[.I15];[.J15]))" office:value-type="string" office:string-value="2" calcext:value-type="string">
            <text:p>2</text:p>
          </table:table-cell>
          <table:table-cell table:formula="of:=BIN2HEX(COM.MICROSOFT.TEXTJOIN(&quot;&quot;;0;[.L15];[.M15];[.N15];[.O15];[.P15];[.Q15]))" office:value-type="string" office:string-value="0" calcext:value-type="string">
            <text:p>0</text:p>
          </table:table-cell>
          <table:table-cell table:formula="of:=BIN2HEX(COM.MICROSOFT.TEXTJOIN(&quot;&quot;;0;[.S15];[.T15];[.U15];[.V15];[.W15];[.X15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or</text:p>
          </table:table-cell>
          <table:table-cell office:value-type="string" calcext:value-type="string">
            <text:p>r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6];[.F16];[.G16];[.H16];[.I16];[.J16]))" office:value-type="string" office:string-value="2" calcext:value-type="string">
            <text:p>2</text:p>
          </table:table-cell>
          <table:table-cell table:formula="of:=BIN2HEX(COM.MICROSOFT.TEXTJOIN(&quot;&quot;;0;[.L16];[.M16];[.N16];[.O16];[.P16];[.Q16]))" office:value-type="string" office:string-value="0" calcext:value-type="string">
            <text:p>0</text:p>
          </table:table-cell>
          <table:table-cell table:formula="of:=BIN2HEX(COM.MICROSOFT.TEXTJOIN(&quot;&quot;;0;[.S16];[.T16];[.U16];[.V16];[.W16];[.X16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ol</text:p>
          </table:table-cell>
          <table:table-cell office:value-type="string" calcext:value-type="string">
            <text:p>ro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7];[.F17];[.G17];[.H17];[.I17];[.J17]))" office:value-type="string" office:string-value="2" calcext:value-type="string">
            <text:p>2</text:p>
          </table:table-cell>
          <table:table-cell table:formula="of:=BIN2HEX(COM.MICROSOFT.TEXTJOIN(&quot;&quot;;0;[.L17];[.M17];[.N17];[.O17];[.P17];[.Q17]))" office:value-type="string" office:string-value="0" calcext:value-type="string">
            <text:p>0</text:p>
          </table:table-cell>
          <table:table-cell table:formula="of:=BIN2HEX(COM.MICROSOFT.TEXTJOIN(&quot;&quot;;0;[.S17];[.T17];[.U17];[.V17];[.W17];[.X17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shl</text:p>
          </table:table-cell>
          <table:table-cell office:value-type="string" calcext:value-type="string">
            <text:p>ashl a,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18];[.F18];[.G18];[.H18];[.I18];[.J18]))" office:value-type="string" office:string-value="3" calcext:value-type="string">
            <text:p>3</text:p>
          </table:table-cell>
          <table:table-cell table:formula="of:=BIN2HEX(COM.MICROSOFT.TEXTJOIN(&quot;&quot;;0;[.L18];[.M18];[.N18];[.O18];[.P18];[.Q18]))" office:value-type="string" office:string-value="0" calcext:value-type="string">
            <text:p>0</text:p>
          </table:table-cell>
          <table:table-cell table:formula="of:=BIN2HEX(COM.MICROSOFT.TEXTJOIN(&quot;&quot;;0;[.S18];[.T18];[.U18];[.V18];[.W18];[.X18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/>
          <table:table-cell table:formula="of:=BIN2HEX(COM.MICROSOFT.TEXTJOIN(&quot;&quot;;0;[.E19];[.F19];[.G19];[.H19];[.I19];[.J19]))" office:value-type="string" office:string-value="0" calcext:value-type="string">
            <text:p>0</text:p>
          </table:table-cell>
          <table:table-cell table:formula="of:=BIN2HEX(COM.MICROSOFT.TEXTJOIN(&quot;&quot;;0;[.L19];[.M19];[.N19];[.O19];[.P19];[.Q19]))" office:value-type="string" office:string-value="0" calcext:value-type="string">
            <text:p>0</text:p>
          </table:table-cell>
          <table:table-cell table:formula="of:=BIN2HEX(COM.MICROSOFT.TEXTJOIN(&quot;&quot;;0;[.S19];[.T19];[.U19];[.V19];[.W19];[.X19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dd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0];[.F20];[.G20];[.H20];[.I20];[.J20]))" office:value-type="string" office:string-value="3" calcext:value-type="string">
            <text:p>3</text:p>
          </table:table-cell>
          <table:table-cell table:formula="of:=BIN2HEX(COM.MICROSOFT.TEXTJOIN(&quot;&quot;;0;[.L20];[.M20];[.N20];[.O20];[.P20];[.Q20]))" office:value-type="string" office:string-value="0" calcext:value-type="string">
            <text:p>0</text:p>
          </table:table-cell>
          <table:table-cell table:formula="of:=BIN2HEX(COM.MICROSOFT.TEXTJOIN(&quot;&quot;;0;[.S20];[.T20];[.U20];[.V20];[.W20];[.X20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sub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1];[.F21];[.G21];[.H21];[.I21];[.J21]))" office:value-type="string" office:string-value="3" calcext:value-type="string">
            <text:p>3</text:p>
          </table:table-cell>
          <table:table-cell table:formula="of:=BIN2HEX(COM.MICROSOFT.TEXTJOIN(&quot;&quot;;0;[.L21];[.M21];[.N21];[.O21];[.P21];[.Q21]))" office:value-type="string" office:string-value="0" calcext:value-type="string">
            <text:p>0</text:p>
          </table:table-cell>
          <table:table-cell table:formula="of:=BIN2HEX(COM.MICROSOFT.TEXTJOIN(&quot;&quot;;0;[.S21];[.T21];[.U21];[.V21];[.W21];[.X21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mu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2];[.F22];[.G22];[.H22];[.I22];[.J22]))" office:value-type="string" office:string-value="3" calcext:value-type="string">
            <text:p>3</text:p>
          </table:table-cell>
          <table:table-cell table:formula="of:=BIN2HEX(COM.MICROSOFT.TEXTJOIN(&quot;&quot;;0;[.L22];[.M22];[.N22];[.O22];[.P22];[.Q22]))" office:value-type="string" office:string-value="0" calcext:value-type="string">
            <text:p>0</text:p>
          </table:table-cell>
          <table:table-cell table:formula="of:=BIN2HEX(COM.MICROSOFT.TEXTJOIN(&quot;&quot;;0;[.S22];[.T22];[.U22];[.V22];[.W22];[.X22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mulh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3];[.F23];[.G23];[.H23];[.I23];[.J23]))" office:value-type="string" office:string-value="3" calcext:value-type="string">
            <text:p>3</text:p>
          </table:table-cell>
          <table:table-cell table:formula="of:=BIN2HEX(COM.MICROSOFT.TEXTJOIN(&quot;&quot;;0;[.L23];[.M23];[.N23];[.O23];[.P23];[.Q23]))" office:value-type="string" office:string-value="0" calcext:value-type="string">
            <text:p>0</text:p>
          </table:table-cell>
          <table:table-cell table:formula="of:=BIN2HEX(COM.MICROSOFT.TEXTJOIN(&quot;&quot;;0;[.S23];[.T23];[.U23];[.V23];[.W23];[.X23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iv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4];[.F24];[.G24];[.H24];[.I24];[.J24]))" office:value-type="string" office:string-value="3" calcext:value-type="string">
            <text:p>3</text:p>
          </table:table-cell>
          <table:table-cell table:formula="of:=BIN2HEX(COM.MICROSOFT.TEXTJOIN(&quot;&quot;;0;[.L24];[.M24];[.N24];[.O24];[.P24];[.Q24]))" office:value-type="string" office:string-value="0" calcext:value-type="string">
            <text:p>0</text:p>
          </table:table-cell>
          <table:table-cell table:formula="of:=BIN2HEX(COM.MICROSOFT.TEXTJOIN(&quot;&quot;;0;[.S24];[.T24];[.U24];[.V24];[.W24];[.X24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em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5];[.F25];[.G25];[.H25];[.I25];[.J25]))" office:value-type="string" office:string-value="3" calcext:value-type="string">
            <text:p>3</text:p>
          </table:table-cell>
          <table:table-cell table:formula="of:=BIN2HEX(COM.MICROSOFT.TEXTJOIN(&quot;&quot;;0;[.L25];[.M25];[.N25];[.O25];[.P25];[.Q25]))" office:value-type="string" office:string-value="0" calcext:value-type="string">
            <text:p>0</text:p>
          </table:table-cell>
          <table:table-cell table:formula="of:=BIN2HEX(COM.MICROSOFT.TEXTJOIN(&quot;&quot;;0;[.S25];[.T25];[.U25];[.V25];[.W25];[.X25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lui a,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6];[.F26];[.G26];[.H26];[.I26];[.J26]))" office:value-type="string" office:string-value="4" calcext:value-type="string">
            <text:p>4</text:p>
          </table:table-cell>
          <table:table-cell table:formula="of:=BIN2HEX(COM.MICROSOFT.TEXTJOIN(&quot;&quot;;0;[.L26];[.M26];[.N26];[.O26];[.P26];[.Q26]))" office:value-type="string" office:string-value="0" calcext:value-type="string">
            <text:p>0</text:p>
          </table:table-cell>
          <table:table-cell table:formula="of:=BIN2HEX(COM.MICROSOFT.TEXTJOIN(&quot;&quot;;0;[.S26];[.T26];[.U26];[.V26];[.W26];[.X26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and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7];[.F27];[.G27];[.H27];[.I27];[.J27]))" office:value-type="string" office:string-value="3" calcext:value-type="string">
            <text:p>3</text:p>
          </table:table-cell>
          <table:table-cell table:formula="of:=BIN2HEX(COM.MICROSOFT.TEXTJOIN(&quot;&quot;;0;[.L27];[.M27];[.N27];[.O27];[.P27];[.Q27]))" office:value-type="string" office:string-value="0" calcext:value-type="string">
            <text:p>0</text:p>
          </table:table-cell>
          <table:table-cell table:formula="of:=BIN2HEX(COM.MICROSOFT.TEXTJOIN(&quot;&quot;;0;[.S27];[.T27];[.U27];[.V27];[.W27];[.X27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8];[.F28];[.G28];[.H28];[.I28];[.J28]))" office:value-type="string" office:string-value="3" calcext:value-type="string">
            <text:p>3</text:p>
          </table:table-cell>
          <table:table-cell table:formula="of:=BIN2HEX(COM.MICROSOFT.TEXTJOIN(&quot;&quot;;0;[.L28];[.M28];[.N28];[.O28];[.P28];[.Q28]))" office:value-type="string" office:string-value="0" calcext:value-type="string">
            <text:p>0</text:p>
          </table:table-cell>
          <table:table-cell table:formula="of:=BIN2HEX(COM.MICROSOFT.TEXTJOIN(&quot;&quot;;0;[.S28];[.T28];[.U28];[.V28];[.W28];[.X28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x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29];[.F29];[.G29];[.H29];[.I29];[.J29]))" office:value-type="string" office:string-value="3" calcext:value-type="string">
            <text:p>3</text:p>
          </table:table-cell>
          <table:table-cell table:formula="of:=BIN2HEX(COM.MICROSOFT.TEXTJOIN(&quot;&quot;;0;[.L29];[.M29];[.N29];[.O29];[.P29];[.Q29]))" office:value-type="string" office:string-value="0" calcext:value-type="string">
            <text:p>0</text:p>
          </table:table-cell>
          <table:table-cell table:formula="of:=BIN2HEX(COM.MICROSOFT.TEXTJOIN(&quot;&quot;;0;[.S29];[.T29];[.U29];[.V29];[.W29];[.X29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sh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30];[.F30];[.G30];[.H30];[.I30];[.J30]))" office:value-type="string" office:string-value="3" calcext:value-type="string">
            <text:p>3</text:p>
          </table:table-cell>
          <table:table-cell table:formula="of:=BIN2HEX(COM.MICROSOFT.TEXTJOIN(&quot;&quot;;0;[.L30];[.M30];[.N30];[.O30];[.P30];[.Q30]))" office:value-type="string" office:string-value="0" calcext:value-type="string">
            <text:p>0</text:p>
          </table:table-cell>
          <table:table-cell table:formula="of:=BIN2HEX(COM.MICROSOFT.TEXTJOIN(&quot;&quot;;0;[.S30];[.T30];[.U30];[.V30];[.W30];[.X30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h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31];[.F31];[.G31];[.H31];[.I31];[.J31]))" office:value-type="string" office:string-value="3" calcext:value-type="string">
            <text:p>3</text:p>
          </table:table-cell>
          <table:table-cell table:formula="of:=BIN2HEX(COM.MICROSOFT.TEXTJOIN(&quot;&quot;;0;[.L31];[.M31];[.N31];[.O31];[.P31];[.Q31]))" office:value-type="string" office:string-value="0" calcext:value-type="string">
            <text:p>0</text:p>
          </table:table-cell>
          <table:table-cell table:formula="of:=BIN2HEX(COM.MICROSOFT.TEXTJOIN(&quot;&quot;;0;[.S31];[.T31];[.U31];[.V31];[.W31];[.X31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or</text:p>
          </table:table-cell>
          <table:table-cell office:value-type="string" calcext:value-type="string">
            <text:p>r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32];[.F32];[.G32];[.H32];[.I32];[.J32]))" office:value-type="string" office:string-value="3" calcext:value-type="string">
            <text:p>3</text:p>
          </table:table-cell>
          <table:table-cell table:formula="of:=BIN2HEX(COM.MICROSOFT.TEXTJOIN(&quot;&quot;;0;[.L32];[.M32];[.N32];[.O32];[.P32];[.Q32]))" office:value-type="string" office:string-value="0" calcext:value-type="string">
            <text:p>0</text:p>
          </table:table-cell>
          <table:table-cell table:formula="of:=BIN2HEX(COM.MICROSOFT.TEXTJOIN(&quot;&quot;;0;[.S32];[.T32];[.U32];[.V32];[.W32];[.X32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ol</text:p>
          </table:table-cell>
          <table:table-cell office:value-type="string" calcext:value-type="string">
            <text:p>ro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33];[.F33];[.G33];[.H33];[.I33];[.J33]))" office:value-type="string" office:string-value="3" calcext:value-type="string">
            <text:p>3</text:p>
          </table:table-cell>
          <table:table-cell table:formula="of:=BIN2HEX(COM.MICROSOFT.TEXTJOIN(&quot;&quot;;0;[.L33];[.M33];[.N33];[.O33];[.P33];[.Q33]))" office:value-type="string" office:string-value="0" calcext:value-type="string">
            <text:p>0</text:p>
          </table:table-cell>
          <table:table-cell table:formula="of:=BIN2HEX(COM.MICROSOFT.TEXTJOIN(&quot;&quot;;0;[.S33];[.T33];[.U33];[.V33];[.W33];[.X33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shl</text:p>
          </table:table-cell>
          <table:table-cell office:value-type="string" calcext:value-type="string">
            <text:p>ash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34];[.F34];[.G34];[.H34];[.I34];[.J34]))" office:value-type="string" office:string-value="3" calcext:value-type="string">
            <text:p>3</text:p>
          </table:table-cell>
          <table:table-cell table:formula="of:=BIN2HEX(COM.MICROSOFT.TEXTJOIN(&quot;&quot;;0;[.L34];[.M34];[.N34];[.O34];[.P34];[.Q34]))" office:value-type="string" office:string-value="0" calcext:value-type="string">
            <text:p>0</text:p>
          </table:table-cell>
          <table:table-cell table:formula="of:=BIN2HEX(COM.MICROSOFT.TEXTJOIN(&quot;&quot;;0;[.S34];[.T34];[.U34];[.V34];[.W34];[.X34]))" office:value-type="string" office:string-value="1" calcext:value-type="string">
            <text:p>1</text:p>
          </table:table-cell>
          <table:table-cell table:number-columns-repeated="1635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jr rd,reg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35];[.F35];[.G35];[.H35];[.I35];[.J35]))" office:value-type="string" office:string-value="0" calcext:value-type="string">
            <text:p>0</text:p>
          </table:table-cell>
          <table:table-cell table:formula="of:=BIN2HEX(COM.MICROSOFT.TEXTJOIN(&quot;&quot;;0;[.L35];[.M35];[.N35];[.O35];[.P35];[.Q35]))" office:value-type="string" office:string-value="1" calcext:value-type="string">
            <text:p>1</text:p>
          </table:table-cell>
          <table:table-cell table:formula="of:=BIN2HEX(COM.MICROSOFT.TEXTJOIN(&quot;&quot;;0;[.S35];[.T35];[.U35];[.V35];[.W35];[.X35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g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36];[.F36];[.G36];[.H36];[.I36];[.J36]))" office:value-type="string" office:string-value="0" calcext:value-type="string">
            <text:p>0</text:p>
          </table:table-cell>
          <table:table-cell table:formula="of:=BIN2HEX(COM.MICROSOFT.TEXTJOIN(&quot;&quot;;0;[.L36];[.M36];[.N36];[.O36];[.P36];[.Q36]))" office:value-type="string" office:string-value="1" calcext:value-type="string">
            <text:p>1</text:p>
          </table:table-cell>
          <table:table-cell table:formula="of:=BIN2HEX(COM.MICROSOFT.TEXTJOIN(&quot;&quot;;0;[.S36];[.T36];[.U36];[.V36];[.W36];[.X36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37];[.F37];[.G37];[.H37];[.I37];[.J37]))" office:value-type="string" office:string-value="0" calcext:value-type="string">
            <text:p>0</text:p>
          </table:table-cell>
          <table:table-cell table:formula="of:=BIN2HEX(COM.MICROSOFT.TEXTJOIN(&quot;&quot;;0;[.L37];[.M37];[.N37];[.O37];[.P37];[.Q37]))" office:value-type="string" office:string-value="1" calcext:value-type="string">
            <text:p>1</text:p>
          </table:table-cell>
          <table:table-cell table:formula="of:=BIN2HEX(COM.MICROSOFT.TEXTJOIN(&quot;&quot;;0;[.S37];[.T37];[.U37];[.V37];[.W37];[.X37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bg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38];[.F38];[.G38];[.H38];[.I38];[.J38]))" office:value-type="string" office:string-value="0" calcext:value-type="string">
            <text:p>0</text:p>
          </table:table-cell>
          <table:table-cell table:formula="of:=BIN2HEX(COM.MICROSOFT.TEXTJOIN(&quot;&quot;;0;[.L38];[.M38];[.N38];[.O38];[.P38];[.Q38]))" office:value-type="string" office:string-value="1" calcext:value-type="string">
            <text:p>1</text:p>
          </table:table-cell>
          <table:table-cell table:formula="of:=BIN2HEX(COM.MICROSOFT.TEXTJOIN(&quot;&quot;;0;[.S38];[.T38];[.U38];[.V38];[.W38];[.X38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l</text:p>
          </table:table-cell>
          <table:table-cell office:value-type="string" calcext:value-type="string">
            <text:p>bl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39];[.F39];[.G39];[.H39];[.I39];[.J39]))" office:value-type="string" office:string-value="0" calcext:value-type="string">
            <text:p>0</text:p>
          </table:table-cell>
          <table:table-cell table:formula="of:=BIN2HEX(COM.MICROSOFT.TEXTJOIN(&quot;&quot;;0;[.L39];[.M39];[.N39];[.O39];[.P39];[.Q39]))" office:value-type="string" office:string-value="1" calcext:value-type="string">
            <text:p>1</text:p>
          </table:table-cell>
          <table:table-cell table:formula="of:=BIN2HEX(COM.MICROSOFT.TEXTJOIN(&quot;&quot;;0;[.S39];[.T39];[.U39];[.V39];[.W39];[.X39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bn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40];[.F40];[.G40];[.H40];[.I40];[.J40]))" office:value-type="string" office:string-value="0" calcext:value-type="string">
            <text:p>0</text:p>
          </table:table-cell>
          <table:table-cell table:formula="of:=BIN2HEX(COM.MICROSOFT.TEXTJOIN(&quot;&quot;;0;[.L40];[.M40];[.N40];[.O40];[.P40];[.Q40]))" office:value-type="string" office:string-value="1" calcext:value-type="string">
            <text:p>1</text:p>
          </table:table-cell>
          <table:table-cell table:formula="of:=BIN2HEX(COM.MICROSOFT.TEXTJOIN(&quot;&quot;;0;[.S40];[.T40];[.U40];[.V40];[.W40];[.X40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le</text:p>
          </table:table-cell>
          <table:table-cell office:value-type="string" calcext:value-type="string">
            <text:p>bl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41];[.F41];[.G41];[.H41];[.I41];[.J41]))" office:value-type="string" office:string-value="0" calcext:value-type="string">
            <text:p>0</text:p>
          </table:table-cell>
          <table:table-cell table:formula="of:=BIN2HEX(COM.MICROSOFT.TEXTJOIN(&quot;&quot;;0;[.L41];[.M41];[.N41];[.O41];[.P41];[.Q41]))" office:value-type="string" office:string-value="1" calcext:value-type="string">
            <text:p>1</text:p>
          </table:table-cell>
          <table:table-cell table:formula="of:=BIN2HEX(COM.MICROSOFT.TEXTJOIN(&quot;&quot;;0;[.S41];[.T41];[.U41];[.V41];[.W41];[.X41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jal a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/>
          <table:table-cell table:formula="of:=BIN2HEX(COM.MICROSOFT.TEXTJOIN(&quot;&quot;;0;[.E42];[.F42];[.G42];[.H42];[.I42];[.J42]))" office:value-type="string" office:string-value="0" calcext:value-type="string">
            <text:p>0</text:p>
          </table:table-cell>
          <table:table-cell table:formula="of:=BIN2HEX(COM.MICROSOFT.TEXTJOIN(&quot;&quot;;0;[.L42];[.M42];[.N42];[.O42];[.P42];[.Q42]))" office:value-type="string" office:string-value="1" calcext:value-type="string">
            <text:p>1</text:p>
          </table:table-cell>
          <table:table-cell table:formula="of:=BIN2HEX(COM.MICROSOFT.TEXTJOIN(&quot;&quot;;0;[.S42];[.T42];[.U42];[.V42];[.W42];[.X42]))" office:value-type="string" office:string-value="7" calcext:value-type="string">
            <text:p>7</text:p>
          </table:table-cell>
          <table:table-cell table:number-columns-repeated="16356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load 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/>
          <table:table-cell table:formula="of:=BIN2HEX(COM.MICROSOFT.TEXTJOIN(&quot;&quot;;0;[.E43];[.F43];[.G43];[.H43];[.I43];[.J43]))" office:value-type="string" office:string-value="0" calcext:value-type="string">
            <text:p>0</text:p>
          </table:table-cell>
          <table:table-cell table:formula="of:=BIN2HEX(COM.MICROSOFT.TEXTJOIN(&quot;&quot;;0;[.L43];[.M43];[.N43];[.O43];[.P43];[.Q43]))" office:value-type="string" office:string-value="0" calcext:value-type="string">
            <text:p>0</text:p>
          </table:table-cell>
          <table:table-cell table:formula="of:=BIN2HEX(COM.MICROSOFT.TEXTJOIN(&quot;&quot;;0;[.S43];[.T43];[.U43];[.V43];[.W43];[.X43]))" office:value-type="string" office:string-value="3" calcext:value-type="string">
            <text:p>3</text:p>
          </table:table-cell>
          <table:table-cell table:number-columns-repeated="16356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loadi(adddr)</text:p>
          </table:table-cell>
          <table:table-cell table:style-name="ce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6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HEX(COM.MICROSOFT.TEXTJOIN(&quot;&quot;;0;[.E44];[.F44];[.G44];[.H44];[.I44];[.J44]))" office:value-type="string" office:string-value="6" calcext:value-type="string">
            <text:p>6</text:p>
          </table:table-cell>
          <table:table-cell table:formula="of:=BIN2HEX(COM.MICROSOFT.TEXTJOIN(&quot;&quot;;0;[.L44];[.M44];[.N44];[.O44];[.P44];[.Q44]))" office:value-type="string" office:string-value="0" calcext:value-type="string">
            <text:p>0</text:p>
          </table:table-cell>
          <table:table-cell table:formula="of:=BIN2HEX(COM.MICROSOFT.TEXTJOIN(&quot;&quot;;0;[.S44];[.T44];[.U44];[.V44];[.W44];[.X44]))" office:value-type="string" office:string-value="3" calcext:value-type="string">
            <text:p>3</text:p>
          </table:table-cell>
          <table:table-cell table:number-columns-repeated="1635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to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45];[.F45];[.G46];[.H46];[.I46];[.J46]))" office:value-type="string" office:string-value="E" calcext:value-type="string">
            <text:p>E</text:p>
          </table:table-cell>
          <table:table-cell table:formula="of:=BIN2HEX(COM.MICROSOFT.TEXTJOIN(&quot;&quot;;0;[.L45];[.M45];[.N45];[.O45];[.P45];[.Q45]))" office:value-type="string" office:string-value="2" calcext:value-type="string">
            <text:p>2</text:p>
          </table:table-cell>
          <table:table-cell table:formula="of:=BIN2HEX(COM.MICROSOFT.TEXTJOIN(&quot;&quot;;0;[.S45];[.T45];[.U45];[.V45];[.W45];[.X45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tore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46];[.F46];[.G46];[.H46];[.I46];[.J46]))" office:value-type="string" office:string-value="E" calcext:value-type="string">
            <text:p>E</text:p>
          </table:table-cell>
          <table:table-cell table:formula="of:=BIN2HEX(COM.MICROSOFT.TEXTJOIN(&quot;&quot;;0;[.L46];[.M46];[.N46];[.O46];[.P46];[.Q46]))" office:value-type="string" office:string-value="2" calcext:value-type="string">
            <text:p>2</text:p>
          </table:table-cell>
          <table:table-cell table:formula="of:=BIN2HEX(COM.MICROSOFT.TEXTJOIN(&quot;&quot;;0;[.S46];[.T46];[.U46];[.V46];[.W46];[.X46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 – reg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style-name="ce1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47];[.F47];[.G47];[.H47];[.I47];[.J47]))" office:value-type="string" office:string-value="0" calcext:value-type="string">
            <text:p>0</text:p>
          </table:table-cell>
          <table:table-cell table:formula="of:=BIN2HEX(COM.MICROSOFT.TEXTJOIN(&quot;&quot;;0;[.L47];[.M47];[.N47];[.O47];[.P47];[.Q47]))" office:value-type="string" office:string-value="4" calcext:value-type="string">
            <text:p>4</text:p>
          </table:table-cell>
          <table:table-cell table:formula="of:=BIN2HEX(COM.MICROSOFT.TEXTJOIN(&quot;&quot;;0;[.S47];[.T47];[.U47];[.V47];[.W47];[.X47]))" office:value-type="string" office:string-value="5" calcext:value-type="string">
            <text:p>5</text:p>
          </table:table-cell>
          <table:table-cell table:number-columns-repeated="1635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E48];[.F48];[.G48];[.H48];[.I48];[.J48]))" office:value-type="string" office:string-value="6" calcext:value-type="string">
            <text:p>6</text:p>
          </table:table-cell>
          <table:table-cell table:formula="of:=BIN2HEX(COM.MICROSOFT.TEXTJOIN(&quot;&quot;;0;[.L48];[.M48];[.N48];[.O48];[.P48];[.Q48]))" office:value-type="string" office:string-value="4" calcext:value-type="string">
            <text:p>4</text:p>
          </table:table-cell>
          <table:table-cell table:formula="of:=BIN2HEX(COM.MICROSOFT.TEXTJOIN(&quot;&quot;;0;[.S48];[.T48];[.U48];[.V48];[.W48];[.X48]))" office:value-type="string" office:string-value="5" calcext:value-type="string">
            <text:p>5</text:p>
          </table:table-cell>
          <table:table-cell table:number-columns-repeated="1635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ut- re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49];[.F49];[.G49];[.H49];[.I49];[.J49]))" office:value-type="string" office:string-value="8" calcext:value-type="string">
            <text:p>8</text:p>
          </table:table-cell>
          <table:table-cell table:formula="of:=BIN2HEX(COM.MICROSOFT.TEXTJOIN(&quot;&quot;;0;[.L49];[.M49];[.N49];[.O49];[.P49];[.Q49]))" office:value-type="string" office:string-value="C" calcext:value-type="string">
            <text:p>C</text:p>
          </table:table-cell>
          <table:table-cell table:formula="of:=BIN2HEX(COM.MICROSOFT.TEXTJOIN(&quot;&quot;;0;[.S49];[.T49];[.U49];[.V49];[.W49];[.X49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ou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E50];[.F50];[.G50];[.H50];[.I50];[.J50]))" office:value-type="string" office:string-value="E" calcext:value-type="string">
            <text:p>E</text:p>
          </table:table-cell>
          <table:table-cell table:formula="of:=BIN2HEX(COM.MICROSOFT.TEXTJOIN(&quot;&quot;;0;[.L50];[.M50];[.N50];[.O50];[.P50];[.Q50]))" office:value-type="string" office:string-value="C" calcext:value-type="string">
            <text:p>C</text:p>
          </table:table-cell>
          <table:table-cell table:formula="of:=BIN2HEX(COM.MICROSOFT.TEXTJOIN(&quot;&quot;;0;[.S50];[.T50];[.U50];[.V50];[.W50];[.X50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.</text:p>
          </table:table-cell>
          <table:table-cell table:number-columns-repeated="22"/>
          <table:table-cell table:formula="of:=BIN2HEX(COM.MICROSOFT.TEXTJOIN(&quot;&quot;;0;[.E51];[.F51];[.G51];[.H51];[.I51];[.J51]))" office:value-type="string" office:string-value="0" calcext:value-type="string">
            <text:p>0</text:p>
          </table:table-cell>
          <table:table-cell table:formula="of:=BIN2HEX(COM.MICROSOFT.TEXTJOIN(&quot;&quot;;0;[.L51];[.M51];[.N51];[.O51];[.P51];[.Q51]))" office:value-type="string" office:string-value="0" calcext:value-type="string">
            <text:p>0</text:p>
          </table:table-cell>
          <table:table-cell table:formula="of:=BIN2HEX(COM.MICROSOFT.TEXTJOIN(&quot;&quot;;0;[.S51];[.T51];[.U51];[.V51];[.W51];[.X51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4"/>
          <table:table-cell table:formula="of:=BIN2HEX(COM.MICROSOFT.TEXTJOIN(&quot;&quot;;0;[.E52];[.F52];[.G52];[.H52];[.I52];[.J52]))" office:value-type="string" office:string-value="0" calcext:value-type="string">
            <text:p>0</text:p>
          </table:table-cell>
          <table:table-cell table:formula="of:=BIN2HEX(COM.MICROSOFT.TEXTJOIN(&quot;&quot;;0;[.L52];[.M52];[.N52];[.O52];[.P52];[.Q52]))" office:value-type="string" office:string-value="0" calcext:value-type="string">
            <text:p>0</text:p>
          </table:table-cell>
          <table:table-cell table:formula="of:=BIN2HEX(COM.MICROSOFT.TEXTJOIN(&quot;&quot;;0;[.S52];[.T52];[.U52];[.V52];[.W52];[.X52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formula="of:=BIN2HEX(COM.MICROSOFT.TEXTJOIN(&quot;&quot;;0;[.E53];[.F53];[.G53];[.H53];[.I53];[.J53]))" office:value-type="string" office:string-value="0" calcext:value-type="string">
            <text:p>0</text:p>
          </table:table-cell>
          <table:table-cell table:formula="of:=BIN2HEX(COM.MICROSOFT.TEXTJOIN(&quot;&quot;;0;[.L53];[.M53];[.N53];[.O53];[.P53];[.Q53]))" office:value-type="string" office:string-value="0" calcext:value-type="string">
            <text:p>0</text:p>
          </table:table-cell>
          <table:table-cell table:formula="of:=BIN2HEX(COM.MICROSOFT.TEXTJOIN(&quot;&quot;;0;[.S53];[.T53];[.U53];[.V53];[.W53];[.X53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4"/>
          <table:table-cell table:formula="of:=BIN2HEX(COM.MICROSOFT.TEXTJOIN(&quot;&quot;;0;[.E54];[.F54];[.G54];[.H54];[.I54];[.J54]))" office:value-type="string" office:string-value="0" calcext:value-type="string">
            <text:p>0</text:p>
          </table:table-cell>
          <table:table-cell table:formula="of:=BIN2HEX(COM.MICROSOFT.TEXTJOIN(&quot;&quot;;0;[.L54];[.M54];[.N54];[.O54];[.P54];[.Q54]))" office:value-type="string" office:string-value="0" calcext:value-type="string">
            <text:p>0</text:p>
          </table:table-cell>
          <table:table-cell table:formula="of:=BIN2HEX(COM.MICROSOFT.TEXTJOIN(&quot;&quot;;0;[.S54];[.T54];[.U54];[.V54];[.W54];[.X54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4"/>
          <table:table-cell table:formula="of:=BIN2HEX(COM.MICROSOFT.TEXTJOIN(&quot;&quot;;0;[.E55];[.F55];[.G55];[.H55];[.I55];[.J55]))" office:value-type="string" office:string-value="0" calcext:value-type="string">
            <text:p>0</text:p>
          </table:table-cell>
          <table:table-cell table:formula="of:=BIN2HEX(COM.MICROSOFT.TEXTJOIN(&quot;&quot;;0;[.L55];[.M55];[.N55];[.O55];[.P55];[.Q55]))" office:value-type="string" office:string-value="0" calcext:value-type="string">
            <text:p>0</text:p>
          </table:table-cell>
          <table:table-cell table:formula="of:=BIN2HEX(COM.MICROSOFT.TEXTJOIN(&quot;&quot;;0;[.S55];[.T55];[.U55];[.V55];[.W55];[.X55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4"/>
          <table:table-cell table:formula="of:=BIN2HEX(COM.MICROSOFT.TEXTJOIN(&quot;&quot;;0;[.E56];[.F56];[.G56];[.H56];[.I56];[.J56]))" office:value-type="string" office:string-value="0" calcext:value-type="string">
            <text:p>0</text:p>
          </table:table-cell>
          <table:table-cell table:formula="of:=BIN2HEX(COM.MICROSOFT.TEXTJOIN(&quot;&quot;;0;[.L56];[.M56];[.N56];[.O56];[.P56];[.Q56]))" office:value-type="string" office:string-value="0" calcext:value-type="string">
            <text:p>0</text:p>
          </table:table-cell>
          <table:table-cell table:formula="of:=BIN2HEX(COM.MICROSOFT.TEXTJOIN(&quot;&quot;;0;[.S56];[.T56];[.U56];[.V56];[.W56];[.X56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4"/>
          <table:table-cell table:formula="of:=BIN2HEX(COM.MICROSOFT.TEXTJOIN(&quot;&quot;;0;[.E57];[.F57];[.G57];[.H57];[.I57];[.J57]))" office:value-type="string" office:string-value="0" calcext:value-type="string">
            <text:p>0</text:p>
          </table:table-cell>
          <table:table-cell table:formula="of:=BIN2HEX(COM.MICROSOFT.TEXTJOIN(&quot;&quot;;0;[.L57];[.M57];[.N57];[.O57];[.P57];[.Q57]))" office:value-type="string" office:string-value="0" calcext:value-type="string">
            <text:p>0</text:p>
          </table:table-cell>
          <table:table-cell table:formula="of:=BIN2HEX(COM.MICROSOFT.TEXTJOIN(&quot;&quot;;0;[.S57];[.T57];[.U57];[.V57];[.W57];[.X57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4"/>
          <table:table-cell table:formula="of:=BIN2HEX(COM.MICROSOFT.TEXTJOIN(&quot;&quot;;0;[.E58];[.F58];[.G58];[.H58];[.I58];[.J58]))" office:value-type="string" office:string-value="0" calcext:value-type="string">
            <text:p>0</text:p>
          </table:table-cell>
          <table:table-cell table:formula="of:=BIN2HEX(COM.MICROSOFT.TEXTJOIN(&quot;&quot;;0;[.L58];[.M58];[.N58];[.O58];[.P58];[.Q58]))" office:value-type="string" office:string-value="0" calcext:value-type="string">
            <text:p>0</text:p>
          </table:table-cell>
          <table:table-cell table:formula="of:=BIN2HEX(COM.MICROSOFT.TEXTJOIN(&quot;&quot;;0;[.S58];[.T58];[.U58];[.V58];[.W58];[.X58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4"/>
          <table:table-cell table:formula="of:=BIN2HEX(COM.MICROSOFT.TEXTJOIN(&quot;&quot;;0;[.E59];[.F59];[.G59];[.H59];[.I59];[.J59]))" office:value-type="string" office:string-value="0" calcext:value-type="string">
            <text:p>0</text:p>
          </table:table-cell>
          <table:table-cell table:formula="of:=BIN2HEX(COM.MICROSOFT.TEXTJOIN(&quot;&quot;;0;[.L59];[.M59];[.N59];[.O59];[.P59];[.Q59]))" office:value-type="string" office:string-value="0" calcext:value-type="string">
            <text:p>0</text:p>
          </table:table-cell>
          <table:table-cell table:formula="of:=BIN2HEX(COM.MICROSOFT.TEXTJOIN(&quot;&quot;;0;[.S59];[.T59];[.U59];[.V59];[.W59];[.X59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4"/>
          <table:table-cell table:formula="of:=BIN2HEX(COM.MICROSOFT.TEXTJOIN(&quot;&quot;;0;[.E60];[.F60];[.G60];[.H60];[.I60];[.J60]))" office:value-type="string" office:string-value="0" calcext:value-type="string">
            <text:p>0</text:p>
          </table:table-cell>
          <table:table-cell table:formula="of:=BIN2HEX(COM.MICROSOFT.TEXTJOIN(&quot;&quot;;0;[.L60];[.M60];[.N60];[.O60];[.P60];[.Q60]))" office:value-type="string" office:string-value="0" calcext:value-type="string">
            <text:p>0</text:p>
          </table:table-cell>
          <table:table-cell table:formula="of:=BIN2HEX(COM.MICROSOFT.TEXTJOIN(&quot;&quot;;0;[.S60];[.T60];[.U60];[.V60];[.W60];[.X60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4"/>
          <table:table-cell table:formula="of:=BIN2HEX(COM.MICROSOFT.TEXTJOIN(&quot;&quot;;0;[.E61];[.F61];[.G61];[.H61];[.I61];[.J61]))" office:value-type="string" office:string-value="0" calcext:value-type="string">
            <text:p>0</text:p>
          </table:table-cell>
          <table:table-cell table:formula="of:=BIN2HEX(COM.MICROSOFT.TEXTJOIN(&quot;&quot;;0;[.L61];[.M61];[.N61];[.O61];[.P61];[.Q61]))" office:value-type="string" office:string-value="0" calcext:value-type="string">
            <text:p>0</text:p>
          </table:table-cell>
          <table:table-cell table:formula="of:=BIN2HEX(COM.MICROSOFT.TEXTJOIN(&quot;&quot;;0;[.S61];[.T61];[.U61];[.V61];[.W61];[.X61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4"/>
          <table:table-cell table:formula="of:=BIN2HEX(COM.MICROSOFT.TEXTJOIN(&quot;&quot;;0;[.E62];[.F62];[.G62];[.H62];[.I62];[.J62]))" office:value-type="string" office:string-value="0" calcext:value-type="string">
            <text:p>0</text:p>
          </table:table-cell>
          <table:table-cell table:formula="of:=BIN2HEX(COM.MICROSOFT.TEXTJOIN(&quot;&quot;;0;[.L62];[.M62];[.N62];[.O62];[.P62];[.Q62]))" office:value-type="string" office:string-value="0" calcext:value-type="string">
            <text:p>0</text:p>
          </table:table-cell>
          <table:table-cell table:formula="of:=BIN2HEX(COM.MICROSOFT.TEXTJOIN(&quot;&quot;;0;[.S62];[.T62];[.U62];[.V62];[.W62];[.X62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4"/>
          <table:table-cell table:formula="of:=BIN2HEX(COM.MICROSOFT.TEXTJOIN(&quot;&quot;;0;[.E63];[.F63];[.G63];[.H63];[.I63];[.J63]))" office:value-type="string" office:string-value="0" calcext:value-type="string">
            <text:p>0</text:p>
          </table:table-cell>
          <table:table-cell table:formula="of:=BIN2HEX(COM.MICROSOFT.TEXTJOIN(&quot;&quot;;0;[.L63];[.M63];[.N63];[.O63];[.P63];[.Q63]))" office:value-type="string" office:string-value="0" calcext:value-type="string">
            <text:p>0</text:p>
          </table:table-cell>
          <table:table-cell table:formula="of:=BIN2HEX(COM.MICROSOFT.TEXTJOIN(&quot;&quot;;0;[.S63];[.T63];[.U63];[.V63];[.W63];[.X63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4"/>
          <table:table-cell table:formula="of:=BIN2HEX(COM.MICROSOFT.TEXTJOIN(&quot;&quot;;0;[.E64];[.F64];[.G64];[.H64];[.I64];[.J64]))" office:value-type="string" office:string-value="0" calcext:value-type="string">
            <text:p>0</text:p>
          </table:table-cell>
          <table:table-cell table:formula="of:=BIN2HEX(COM.MICROSOFT.TEXTJOIN(&quot;&quot;;0;[.L64];[.M64];[.N64];[.O64];[.P64];[.Q64]))" office:value-type="string" office:string-value="0" calcext:value-type="string">
            <text:p>0</text:p>
          </table:table-cell>
          <table:table-cell table:formula="of:=BIN2HEX(COM.MICROSOFT.TEXTJOIN(&quot;&quot;;0;[.S64];[.T64];[.U64];[.V64];[.W64];[.X64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4"/>
          <table:table-cell table:formula="of:=BIN2HEX(COM.MICROSOFT.TEXTJOIN(&quot;&quot;;0;[.E65];[.F65];[.G65];[.H65];[.I65];[.J65]))" office:value-type="string" office:string-value="0" calcext:value-type="string">
            <text:p>0</text:p>
          </table:table-cell>
          <table:table-cell table:formula="of:=BIN2HEX(COM.MICROSOFT.TEXTJOIN(&quot;&quot;;0;[.L65];[.M65];[.N65];[.O65];[.P65];[.Q65]))" office:value-type="string" office:string-value="0" calcext:value-type="string">
            <text:p>0</text:p>
          </table:table-cell>
          <table:table-cell table:formula="of:=BIN2HEX(COM.MICROSOFT.TEXTJOIN(&quot;&quot;;0;[.S65];[.T65];[.U65];[.V65];[.W65];[.X65]))" office:value-type="string" office:string-value="0" calcext:value-type="string">
            <text:p>0</text:p>
          </table:table-cell>
          <table:table-cell table:number-columns-repeated="16356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number-columns-repeated="2" office:value-type="string" calcext:value-type="string">
            <text:p>h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formula="of:=BIN2HEX(COM.MICROSOFT.TEXTJOIN(&quot;&quot;;0;[.E66];[.F66];[.G66];[.H66];[.I66];[.J66]))" office:value-type="string" office:string-value="10" calcext:value-type="string">
            <text:p>10</text:p>
          </table:table-cell>
          <table:table-cell table:formula="of:=BIN2HEX(COM.MICROSOFT.TEXTJOIN(&quot;&quot;;0;[.L66];[.M66];[.N66];[.O66];[.P66];[.Q66]))" office:value-type="string" office:string-value="0" calcext:value-type="string">
            <text:p>0</text:p>
          </table:table-cell>
          <table:table-cell table:formula="of:=BIN2HEX(COM.MICROSOFT.TEXTJOIN(&quot;&quot;;0;[.S66];[.T66];[.U66];[.V66];[.W66];[.X66]))" office:value-type="string" office:string-value="0" calcext:value-type="string">
            <text:p>0</text:p>
          </table:table-cell>
          <table:table-cell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 loext:blank-width-char="-1">-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 loext:blank-width-char="-1">-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ihad</meta:initial-creator>
    <meta:creation-date>2024-03-21T14:14:11</meta:creation-date>
    <dc:date>2024-03-22T11:04:55.802280142</dc:date>
    <meta:generator>LibreOffice/24.2.0.3$Linux_X86_64 LibreOffice_project/420$Build-3</meta:generator>
    <meta:editing-duration>PT6H48M3S</meta:editing-duration>
    <meta:editing-cycles>11</meta:editing-cycles>
    <meta:document-statistic meta:table-count="1" meta:cell-count="1214" meta:object-count="0"/>
    <meta:user-defined meta:name="ICV"/>
    <meta:user-defined meta:name="KSOProductBuildVer">1033-11.1.0.11698</meta:user-defined>
  </office:meta>
</office:document-meta>
</file>